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700000080F5A6BFFF9F078045.png" manifest:media-type="image/png"/>
  <manifest:file-entry manifest:full-path="Pictures/10000000000001420000009E36C0552778F68828.png" manifest:media-type="image/png"/>
  <manifest:file-entry manifest:full-path="Pictures/10000000000001A700000092DB3A5D3B25EE32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.9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7cm" fo:min-width="0.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7cm" fo:min-width="0.5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19cm" svg:height="4.179cm" svg:x="2.801cm" svg:y="5.813cm">
          <draw:image xlink:href="Pictures/10000000000001420000009E36C0552778F68828.png" xlink:type="simple" xlink:show="embed" xlink:actuate="onLoad">
            <text:p/>
          </draw:image>
        </draw:frame>
        <draw:frame draw:style-name="gr1" draw:text-style-name="P1" draw:layer="layout" svg:width="11.191cm" svg:height="3.863cm" svg:x="2.049cm" svg:y="0.977cm">
          <draw:image xlink:href="Pictures/10000000000001A700000092DB3A5D3B25EE3234.png" xlink:type="simple" xlink:show="embed" xlink:actuate="onLoad">
            <text:p/>
          </draw:image>
        </draw:frame>
        <draw:line draw:style-name="gr2" draw:text-style-name="P2" draw:layer="layout" svg:x1="1.668cm" svg:y1="5.418cm" svg:x2="13.987cm" svg:y2="5.418cm">
          <text:p/>
        </draw:line>
        <draw:line draw:style-name="gr2" draw:text-style-name="P2" draw:layer="layout" svg:x1="1.669cm" svg:y1="9.92cm" svg:x2="13.988cm" svg:y2="9.92cm">
          <text:p/>
        </draw:line>
        <draw:frame draw:style-name="gr3" draw:text-style-name="P4" draw:layer="layout" svg:width="3.402cm" svg:height="1.588cm" draw:transform="rotate (1.5707963267949) translate (0.908cm 4.629cm)">
          <draw:text-box>
            <text:p text:style-name="P3"><text:span text:style-name="T1">Visualisasi MIDI</text:span></text:p>
          </draw:text-box>
        </draw:frame>
        <draw:frame draw:style-name="gr4" draw:text-style-name="P4" draw:layer="layout" svg:width="2.254cm" svg:height="2.487cm" draw:transform="rotate (1.5707963267949) translate (0.908cm 9.154cm)">
          <draw:text-box>
            <text:p text:style-name="P3"><text:span text:style-name="T1">Not Balok</text:span></text:p>
          </draw:text-box>
        </draw:frame>
        <draw:frame draw:style-name="gr1" draw:text-style-name="P1" draw:layer="layout" svg:width="18.999cm" svg:height="2.691cm" svg:x="1.795cm" svg:y="10.221cm">
          <draw:image xlink:href="Pictures/100000000000038700000080F5A6BFFF9F078045.png" xlink:type="simple" xlink:show="embed" xlink:actuate="onLoad">
            <text:p/>
          </draw:image>
        </draw:frame>
        <draw:frame draw:style-name="gr5" draw:text-style-name="P4" draw:layer="layout" svg:width="2.501cm" svg:height="2.487cm" draw:transform="rotate (1.5707963267949) translate (0.909cm 12.759cm)">
          <draw:text-box>
            <text:p text:style-name="P3"><text:span text:style-name="T1">MusicXM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69cm" fo:page-height="13.9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2:41:42.692570153</meta:creation-date>
    <dc:date>2019-05-27T12:54:09.081519581</dc:date>
    <meta:editing-duration>PT1M45S</meta:editing-duration>
    <meta:editing-cycles>1</meta:editing-cycles>
    <meta:document-statistic meta:object-count="8"/>
    <meta:generator>LibreOffice/5.1.6.2$Linux_X86_64 LibreOffice_project/10m0$Build-2</meta:generator>
  </office:meta>
</office:document-meta>
</file>